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Cumberland AMT" svg:font-family="'Cumberland AMT'"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master-page-name="HTML">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T1" style:family="text">
      <style:text-properties fo:font-style="italic"/>
    </style:style>
    <style:style style:name="T2" style:family="text">
      <style:text-properties fo:font-weight="bold"/>
    </style:style>
    <style:style style:name="T3" style:family="text">
      <style:text-properties fo:background-color="#ff0000"/>
    </style:style>
    <style:style style:name="fr1" style:family="graphic" style:parent-style-name="Frame">
      <style:graphic-properties style:wrap="run-through" style:number-wrapped-paragraphs="no-limit" style:vertical-pos="top" style:vertical-rel="char" style:horizontal-pos="left" style:horizontal-rel="char"/>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login_form" form:apply-filter="true" form:method="post" form:control-implementation="ooo:com.sun.star.form.component.Form" office:target-frame="" xlink:href="https://login.novell.com/nidp/idff/sso?sid=0" xlink:type="simple">
          <form:properties>
            <form:property form:property-name="PropertyChangeNotificationEnabled" office:value-type="boolean" office:boolean-value="true"/>
          </form:properties>
          <form:hidden form:name="target" form:control-implementation="ooo:com.sun.star.form.component.HiddenControl" xml:id="control1" form:id="control1" form:value="http://en.opensuse.org/index.php?title=Special:UserLogin&amp;returnto=openSUSE:Conference_code_of_conduct"/>
          <form:hidden form:name="context" form:control-implementation="ooo:com.sun.star.form.component.HiddenControl" xml:id="control2" form:id="control2" form:value="default"/>
          <form:hidden form:name="proxypath" form:control-implementation="ooo:com.sun.star.form.component.HiddenControl" xml:id="control3" form:id="control3" form:value="reverse"/>
          <form:hidden form:name="message" form:control-implementation="ooo:com.sun.star.form.component.HiddenControl" xml:id="control4" form:id="control4" form:value="Please log I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p text:style-name="P3"/>
        <text:section text:style-name="Sect1" text:name="some-content">
          <text:p text:style-name="Heading_20_1">openSUSE:Conference code of conduct</text:p>
          <text:h text:style-name="Heading_20_3" text:outline-level="3"><text:bookmark text:name="siteSub"/>tagline: From openSUSE</text:h>
          <text:p text:style-name="Text_20_body"><office:annotation><dc:date>2012-10-11T13:05:54</dc:date><text:p>&lt;div id="contentSub"&gt;&lt;/div&gt;</text:p></office:annotation><office:annotation><dc:date>2012-10-11T13:05:54</dc:date><text:p>Begin Content Area</text:p></office:annotation>This page contains a code of conduct or anti-harassment policy for the <text:a xlink:type="simple" xlink:href="http://en.opensuse.org/Portal:Conference">openSUSE conference</text:a> and the <text:a xlink:type="simple" xlink:href="http://en.opensuse.org/Portal:Summit">openSUSE Summit</text:a>. </text:p>
          <text:h text:style-name="Heading_20_2" text:outline-level="2"><text:bookmark text:name="Introduction_and_aims"/>Introduction and aims</text:h>
          <text:p text:style-name="Text_20_body">One of the aims of the openSUSE Conference/Summit Teams is to create an environment where people feel accepted and welcome. </text:p>
          <text:p text:style-name="Text_20_body">We have therefore created these guidelines to clarify our position and to assist attendees in recognizing these boundaries. </text:p>
          <text:p text:style-name="Text_20_body">As our <text:a xlink:type="simple" xlink:href="http://en.opensuse.org/openSUSE:Guiding_principles">Guiding Principles</text:a> state: </text:p>
          <text:p text:style-name="Text_20_body"><text:span text:style-name="T1">We value respect for other persons and their contributions, for other opinions and beliefs. We listen to arguments and address problems in a constructive and open way. We believe that a diverse community based on mutual respect is the base for a creative and productive environment enabling the project to be truly successful. We don't tolerate social discrimination and aim at creating an environment where people feel accepted and safe from offense.</text:span> </text:p>
          <text:h text:style-name="Heading_20_2" text:outline-level="2"><text:bookmark text:name="The_statement"/>The statement</text:h>
          <text:p text:style-name="Text_20_body">The openSUSE Conference and Summit are meant to be places for everyone to feel safe and included. We, as a community, value and respect people of all stripes - genders, orientations, races, abilities, shapes and sizes - and <text:span text:style-name="T1">will not tolerate vilification, abuse or harassment in any form</text:span>. We appreciate that cultural differences may cause misunderstanding so we will try to clarify these and will attempt to smooth misunderstandings as they arise. But we also expect people to <text:span text:style-name="T1">not play dumb, and make an effort</text:span> to ensure a pleasant conference experience for everyone. </text:p>
          <text:p text:style-name="Text_20_body">Conference participants behaving in ways that run counter to these principles risk <text:span text:style-name="T1">being denied entrance or expelled</text:span> from the conference without a refund at the discretion of the conference organizers. Conference Speakers should be especially aware of these concerns. </text:p>
          <text:p text:style-name="Text_20_body">Our Code of Conduct can be found at: <text:a xlink:type="simple" xlink:href="http://en.opensuse.org/openSUSE:Conference_code_of_conduct">http://en.opensuse.org/openSUSE:Conference_code_of_conduct</text:a>. </text:p>
          <text:h text:style-name="Heading_20_3" text:outline-level="3"><text:bookmark text:name="Harassment_and_inappropriate_behavior_can_include_.28but_is_not_limited_to.29:"/>Offending behavior</text:h>
          <text:p text:style-name="Text_20_body">Harassment and inappropriate behavior can include (but is not limited to):</text:p>
          <text:list xml:id="list1717440293" text:style-name="L1">
            <text:list-item>
              <text:p text:style-name="P6">offensive verbal comments related to gender, sexual orientation, race, cultural background or other personal characteristics </text:p>
            </text:list-item>
            <text:list-item>
              <text:p text:style-name="P6">sexual or racial images in public spaces </text:p>
            </text:list-item>
            <text:list-item>
              <text:p text:style-name="P6"><text:soft-page-break/>deliberate intimidation, stalking, following, harassing photography or recording</text:p>
            </text:list-item>
            <text:list-item>
              <text:p text:style-name="P6">inappropriate jokes and insults</text:p>
            </text:list-item>
            <text:list-item>
              <text:p text:style-name="P4">inappropriate physical contact and unwelcome sexual attention</text:p>
            </text:list-item>
          </text:list>
          <text:p text:style-name="Text_20_body">Harassment includes such behavior when occurring at openSUSE Conference/Summit venues, social functions, or otherwise connected or directly arising out of activities of oSC. If someone asks you to stop harassing or insulting behavior, your business with them is done, and you should leave them alone. </text:p>
          <text:h text:style-name="Heading_20_3" text:outline-level="3"><text:bookmark text:name="Examples_of_possible_consequences"/>Examples of possible consequences</text:h>
          <text:p text:style-name="Text_20_body">If a participant engages in harassing or demeaning behavior, the conference organizers may try various remedies such as warnings or requests to desist if appropriate; with the final recourse being expulsion from the conference with no refund. If you are being harassed, notice that someone else is being harassed, or have any other concerns, please contact a member of conference staff immediately. Conference staff can be identified by their special oSC organizer t-shirts and badges, and have received training on how to receive your report. </text:p>
          <text:p text:style-name="Text_20_body">The openSUSE Conference/Summit Staff reserve the right to deny entrance to any individual. </text:p>
          <text:h text:style-name="Heading_20_3" text:outline-level="3"><text:bookmark text:name="Possibilities_to_contact"/>Possibilities to contact</text:h>
          <text:p text:style-name="Text_20_body">Conference staff will be happy to help participants contact hotel/venue security or local law enforcement if that is asked for; or to provide escorts, or to otherwise assist those experiencing harassment to feel safe for the duration of the conference. The conference team can be recognized by their t-shirts. We value your attendance and are committed to provide a fun and enjoyable conference! </text:p>
          <text:h text:style-name="Heading_20_4" text:outline-level="4"><text:bookmark text:name="openSUSE_Conference_2012"/>openSUSE Conference 2012</text:h>
          <text:p text:style-name="Preformatted_20_Text"><text:s text:c="3"/>General email for conference organizers: opensuse-conference@opensuse.org</text:p>
          <text:p text:style-name="Preformatted_20_Text"><text:s text:c="3"/>Contact for harassment issues: Izabel Valverde +420 728 591 437</text:p>
          <text:p text:style-name="Preformatted_20_Text"><text:s text:c="3"/>Fire / Hasici: 150</text:p>
          <text:p text:style-name="Preformatted_20_Text"><text:s text:c="3"/>Ambulance/ Zachranka: 155</text:p>
          <text:p text:style-name="Preformatted_20_Text"><text:s text:c="3"/>Police / Policie: 158</text:p>
          <text:p text:style-name="Preformatted_20_Text"><text:s text:c="3"/>Prague City Police / Mestska Policie: 156</text:p>
          <text:p text:style-name="Preformatted_20_Text"><text:s text:c="3"/>General emergency number / Tisnova linka: 112</text:p>
          <text:p text:style-name="Preformatted_20_Text"><text:s text:c="3"/>(EN) In case of emergency, we also have a local SUSE emergency contact who is<text:line-break/> <text:s text:c="7"/>available 24 hours a day: +420 723 292 884</text:p>
          <text:p text:style-name="P2"><text:s text:c="3"/>(CZ) V pripade nouze, muzete kontaktovat jednoho z organizatoru ktery je <text:line-break/> <text:s text:c="7"/>dostupny 24 hodin denne: +420 723 292 884</text:p>
          <text:h text:style-name="Heading_20_3" text:outline-level="3"><text:bookmark text:name="License"/>License </text:h>
          <text:p text:style-name="Text_20_body">Our anti-harassment policy is based on Creative Commons licensed documents: </text:p>
          <text:list xml:id="list514512919" text:style-name="L2">
            <text:list-item>
              <text:p text:style-name="P7">on the <text:a xlink:type="simple" xlink:href="http://geekfeminism.wikia.com/wiki/Conference_anti-harassment_policy">anti-harassment policy template</text:a> (<text:a xlink:type="simple" xlink:href="http://geekfeminism.wikia.com/wiki/Conference_anti-harassment_policy#License_and_attribution">licensed</text:a> under <text:a xlink:type="simple" xlink:href="http://creativecommons.org/publicdomain/zero/1.0/">- CC0 1.0 Universal</text:a>) </text:p>
            </text:list-item>
            <text:list-item>
              <text:p text:style-name="P5">and the there-upon based on the <text:a xlink:type="simple" xlink:href="http://lca2011.linux.org.au/about/harassment">LCA 2011 anti harassment policy</text:a> (which states that it may be be used by others as a template or guideline under a Creative Commons Zero license). </text:p>
            </text:list-item>
          </text:list>
          <text:p text:style-name="Text_20_body">As such, it may also be used by others as a template or guideline under a Creative Commons Zero license. </text:p>
          <text:h text:style-name="Heading_20_2" text:outline-level="2"><text:bookmark text:name="FAQ"/><text:soft-page-break/>FAQ</text:h>
          <text:h text:style-name="Heading_20_3" text:outline-level="3"><text:bookmark text:name="Why_is_this_needed.3F"/>Why is this needed?</text:h>
          <text:p text:style-name="Text_20_body">We are a very diverse community. What is perfectly acceptable in one context or culture might not be in another. That means that, <text:span text:style-name="T2">yes</text:span>, we need to restrict ourselves in a setting like our conference. A joke which might be completely appropriate with your friends or family might be taken entirely different by someone from the other side of the world. While your intention might not be to offend, that doesn't negate the harm it does. </text:p>
          <text:p text:style-name="Text_20_body">Please note that there is more keeping us from being a diverse community (for example see <text:a xlink:type="simple" xlink:href="http://libreplanet.org/wiki/Group:Women%27s_Caucus/Resources/Getting_started">http://libreplanet.org/wiki/Group:Women%27s_Caucus/Resources/Getting_started</text:a>) but this is an important step! </text:p>
          <text:h text:style-name="Heading_20_3" text:outline-level="3"><text:bookmark text:name="But_what_about_my_Freedom_of_Speech.3F"/>But what about my Freedom of Speech?</text:h>
          <text:p text:style-name="Text_20_body">Often, in a discussion about harassment and code of conduct, the principle of Freedom of Speech comes up. Obviously, we value Freedom and don't aim to limit it. But this also includes the freedom to feel safe! </text:p>
          <text:p text:style-name="Text_20_body">Moreover, this is the openSUSE conference/Summit. We, the openSUSE community, organize it. And we want to have a pleasant environment for all attendants, not just a specific subset of contributors. So we set these rules. Those who wish to exercise their 'Freedom of Speech' irrespective of how it makes others feel can do so on their own, <text:span text:style-name="T1">not</text:span> at the openSUSE conference! </text:p>
          <text:h text:style-name="Heading_20_3" text:outline-level="3"><text:bookmark text:name="How_will_you_decide_what_is_bad_or_OK.3F"/>How will you decide what is bad or OK?</text:h>
          <text:p text:style-name="Text_20_body">Our principle will not be to judge how something was <text:span text:style-name="T2">meant</text:span> but how it was <text:span text:style-name="T2">perceived</text:span>. This means that if you are asked to be nicer, please do so and strongly consider apologizing. The argument that the statement or action you did is not considered harmful in your culture or that you didn't mean it in any bad way is meaningless: it is about how the other person took what you said, not how you meant it. </text:p>
          <text:p text:style-name="Text_20_body">We won't kick anyone out without a discussion or second chance unless the behavior is so obviously wrong that there is no doubt that the person in question knew very well that he/she was being offensive. If there is any reason to assume it was an honest mistake we'll just talk about it and move on. </text:p>
          <text:h text:style-name="Heading_20_3" text:outline-level="3"><text:bookmark text:name="But_I_can.27t_be_myself_this_way.21"/>But I can't be myself this way!</text:h>
          <text:p text:style-name="Text_20_body">Etiquette exists to make social life easier for everyone. We all adapt our behavior in public to some degree, and when bringing together a diverse group of people, we just need to do so a little more. We ask everybody to be aware of social and cultural issues, watch what they say, and point out to others that they might be crossing a line where appropriate. </text:p>
          <text:p text:style-name="Text_20_body">But you don't have to walk on eggs and you can give your honest opinion. Please realize that giving an opinion is always possible with neither offensive or sexual language. Yes, that means you might have to adapt your communication style to some extent. But isn't that what doing something together means? There is a lot to gain and learn from diversity, throwing that away so we can all be rude to each other seems foolish. </text:p>
          <text:h text:style-name="Heading_20_3" text:outline-level="3"><text:bookmark text:name="Why_doesn.27t_this_document_cover_xyz_specific_example.3F"/><text:soft-page-break/>Why doesn't this document cover xyz specific example?</text:h>
          <text:p text:style-name="Text_20_body">This is a statement of intent, not a 500 page legal document or a full handbook on 'How Not To Be A Loser'. Who would read a document that covered every possibility? We expect attendees to the openSUSE conference to be intelligent people capable of assessing their own behavior and that of their friends. </text:p>
          <text:h text:style-name="Heading_20_3" text:outline-level="3"><text:bookmark text:name="Shouldn.27t_people_harden_up_and_learn_how_to_take_a_joke.3F"/>Shouldn't people toughen up and learn how to take a joke?</text:h>
          <text:p text:style-name="Text_20_body">While it's normal to have jokes that use the behavior of 'others' to bond the in-group, the in-group in openSUSE is the broadest cross-section of humanity. You might find it a novelty to have that 'other' in the group, but we don't - their presence is expected and welcome. </text:p>
          <text:p text:style-name="P1"><office:annotation><dc:date>2012-10-11T13:05:54</dc:date><text:p>&lt;!-- NewPP limit report</text:p><text:p>Preprocessor node count: 85/1000000</text:p><text:p>Post-expand include size: 857/2097152 bytes</text:p><text:p>Template argument size: 197/2097152 bytes</text:p><text:p>Expensive parser function count: 0/100</text:p><text:p>--&gt;</text:p></office:annotation><office:annotation><dc:date>2012-10-11T13:05:54</dc:date><text:p>Saved in parser cache with key opensuse_en:pcache:idhash:7353-0!*!0!!en!*!edit=0 and timestamp 20121011103350</text:p></office:annotation>Retrieved from "<text:a xlink:type="simple" xlink:href="http://en.opensuse.org/openSUSE:Conference_code_of_conduct">http://en.opensuse.org/openSUSE:Conference_code_of_conduct</text:a>"<draw:frame draw:style-name="fr1" draw:name="Frame1" text:anchor-type="char" svg:width="0.041cm" draw:z-index="0"><draw:text-box fo:min-height="0.041cm"><text:p text:style-name="Text_20_body"/></draw:text-box></draw:frame><office:annotation><dc:date>2012-10-11T13:05:54</dc:date><text:p>Served in 0.095 secs.</text:p></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Cumberland AMT" svg:font-family="'Cumberland AMT'"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horndale AMT" fo:font-size="18pt" fo:font-weight="bold" style:font-name-asian="Droid Sans Fallback"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horndale AMT" fo:font-size="14pt" fo:font-weight="bold" style:font-name-asian="Droid Sans Fallback" style:font-size-asian="14pt" style:font-weight-asian="bold" style:font-name-complex="Free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horndale AMT" fo:font-size="12pt" fo:font-weight="bold" style:font-name-asian="Droid Sans Fallback" style:font-size-asian="12pt" style:font-weight-asian="bold" style:font-name-complex="Free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horndale AMT" fo:font-size="10pt" fo:font-weight="bold" style:font-name-asian="Droid Sans Fallback" style:font-size-asian="10pt" style:font-weight-asian="bold" style:font-name-complex="FreeSans"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horndale AMT" fo:font-size="7pt" fo:font-weight="bold" style:font-name-asian="Droid Sans Fallback" style:font-size-asian="7pt" style:font-weight-asian="bold" style:font-name-complex="FreeSans" style:font-size-complex="7pt" style:font-weight-complex="bold"/>
    </style:style>
    <style:style style:name="Heading_20_4.mw-specialpagesgroup" style:display-name="Heading 4.mw-specialpagesgroup" style:family="paragraph" style:parent-style-name="Heading_20_4">
      <style:paragraph-properties fo:padding="0cm" fo:border="none"/>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Droid Sans Fallback1"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fo:padding="0cm" fo:border="none"/>
    </style:style>
    <style:style style:name="Frame_20_contents" style:display-name="Frame contents" style:family="paragraph" style:parent-style-name="Text_20_body"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Q"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1.499cm" fo:margin-top="1.499cm" fo:margin-bottom="1.499cm" fo:margin-left="1.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SUSE:Conference code of conduct - openSUSE</dc:title>
    <dc:date>2012-10-12T11:26:12</dc:date>
    <meta:generator>LibreOffice/3.5$Linux_X86_64 LibreOffice_project/350m1$Build-403</meta:generator>
    <meta:print-date>2012-10-12T10:00:43</meta:print-date>
    <meta:editing-duration>PT3M54S</meta:editing-duration>
    <meta:editing-cycles>5</meta:editing-cycles>
    <meta:document-statistic meta:table-count="0" meta:image-count="0" meta:object-count="0" meta:page-count="4" meta:paragraph-count="58" meta:word-count="1352" meta:character-count="8329" meta:non-whitespace-character-count="6974"/>
    <meta:user-defined meta:name="ResourceLoaderDynamicStyles"/>
  </office:meta>
</office:document-meta>
</file>